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cce8" officeooo:paragraph-rsid="0009cce8"/>
    </style:style>
    <style:style style:name="P2" style:family="paragraph" style:parent-style-name="Standard">
      <style:text-properties officeooo:rsid="000a3abb" officeooo:paragraph-rsid="0009cce8"/>
    </style:style>
    <style:style style:name="P3" style:family="paragraph" style:parent-style-name="Standard">
      <style:text-properties officeooo:rsid="000a3abb" officeooo:paragraph-rsid="000a3abb"/>
    </style:style>
    <style:style style:name="P4" style:family="paragraph" style:parent-style-name="Standard">
      <style:text-properties officeooo:rsid="000aac1b" officeooo:paragraph-rsid="000aac1b"/>
    </style:style>
    <style:style style:name="P5" style:family="paragraph" style:parent-style-name="Standard">
      <style:paragraph-properties fo:text-align="center" style:justify-single-word="false"/>
      <style:text-properties officeooo:rsid="000aac1b" officeooo:paragraph-rsid="000aac1b"/>
    </style:style>
    <style:style style:name="P6" style:family="paragraph" style:parent-style-name="Standard">
      <style:paragraph-properties fo:text-align="center" style:justify-single-word="false"/>
      <style:text-properties fo:font-size="18pt" fo:font-weight="bold" officeooo:rsid="000aac1b" officeooo:paragraph-rsid="000aac1b" style:font-size-asian="18pt" style:font-weight-asian="bold" style:font-size-complex="18pt" style:font-weight-complex="bold"/>
    </style:style>
    <style:style style:name="P7" style:family="paragraph" style:parent-style-name="Standard">
      <style:text-properties officeooo:rsid="000f0012" officeooo:paragraph-rsid="000f0012"/>
    </style:style>
    <style:style style:name="P8" style:family="paragraph" style:parent-style-name="Standard">
      <style:text-properties fo:font-style="italic" officeooo:rsid="00107204" officeooo:paragraph-rsid="00107204" style:font-style-asian="italic" style:font-style-complex="italic"/>
    </style:style>
    <style:style style:name="P9" style:family="paragraph" style:parent-style-name="Standard">
      <style:text-properties fo:font-size="14pt" fo:font-weight="bold" officeooo:rsid="000aac1b" officeooo:paragraph-rsid="000aac1b" style:font-size-asian="14pt" style:font-weight-asian="bold" style:font-size-complex="14pt" style:font-weight-complex="bold"/>
    </style:style>
    <style:style style:name="P10" style:family="paragraph" style:parent-style-name="Standard">
      <style:text-properties fo:font-size="14pt" fo:font-weight="bold" officeooo:rsid="000a3abb" officeooo:paragraph-rsid="000a3abb" style:font-size-asian="14pt" style:font-weight-asian="bold" style:font-size-complex="14pt" style:font-weight-complex="bold"/>
    </style:style>
    <style:style style:name="P11" style:family="paragraph" style:parent-style-name="Standard">
      <style:text-properties fo:font-size="14pt" officeooo:rsid="000aac1b" officeooo:paragraph-rsid="000aac1b" style:font-size-asian="14pt" style:font-size-complex="14pt"/>
    </style:style>
    <style:style style:name="P12" style:family="paragraph" style:parent-style-name="Standard">
      <style:text-properties fo:font-size="14pt" officeooo:rsid="0010d090" officeooo:paragraph-rsid="0010d090" style:font-size-asian="14pt" style:font-size-complex="14pt"/>
    </style:style>
    <style:style style:name="T1" style:family="text">
      <style:text-properties officeooo:rsid="0009cce8"/>
    </style:style>
    <style:style style:name="T2" style:family="text">
      <style:text-properties fo:font-weight="bold" style:font-weight-asian="bold" style:font-weight-complex="bold"/>
    </style:style>
    <style:style style:name="T3" style:family="text">
      <style:text-properties officeooo:rsid="000e6c45"/>
    </style:style>
    <style:style style:name="T4" style:family="text">
      <style:text-properties officeooo:rsid="001072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Project 4 Robot Localization</text:p>
      <text:p text:style-name="P6"/>
      <text:p text:style-name="P5">16831 Fall 2015</text:p>
      <text:p text:style-name="P5"/>
      <text:p text:style-name="P5">Johnny Wang, Joohnwhee Park, Roger Nasci</text:p>
      <text:p text:style-name="P1"/>
      <text:p text:style-name="P1"/>
      <text:p text:style-name="P1">This report summarizes the project submitted to localize the robot in Wean Hall, given a map and <text:span text:style-name="T4">LIDAR</text:span>/ <text:span text:style-name="T4">O</text:span>dometry data. This report will discuss the implementation and high level concepts used in implementing the particle filter. </text:p>
      <text:p text:style-name="P2"/>
      <text:p text:style-name="P1"/>
      <text:p text:style-name="P10">Approach and Implementation:</text:p>
      <text:p text:style-name="P3">This section describes the implementation and the logic behind the design choices (approach). </text:p>
      <text:p text:style-name="P3">Overall Architecture:</text:p>
      <text:p text:style-name="P3"><text:tab/><text:span text:style-name="T1">&lt;TODO&gt; @johnny</text:span></text:p>
      <text:p text:style-name="P1"/>
      <text:p text:style-name="P1">Initial Sampling Distribution:</text:p>
      <text:p text:style-name="P1"><text:tab/>&lt;TODO&gt; @johnny</text:p>
      <text:p text:style-name="P1"/>
      <text:p text:style-name="P3">Motion Model:</text:p>
      <text:p text:style-name="P3"><text:tab/>&lt;TODO&gt; joohnhwee</text:p>
      <text:p text:style-name="P3"/>
      <text:p text:style-name="P3">Sensor Model: </text:p>
      <text:p text:style-name="P3"><text:tab/>&lt;TODO&gt; @roger</text:p>
      <text:p text:style-name="P3"/>
      <text:p text:style-name="P3">Re-sampling Procedure: </text:p>
      <text:p text:style-name="P3"><text:tab/>&lt;TODO&gt; @r<text:span text:style-name="T3">oger</text:span></text:p>
      <text:p text:style-name="P1"/>
      <text:p text:style-name="P3">Parameters and Values:</text:p>
      <text:p text:style-name="P3"><text:tab/>&lt;TODO&gt; @joohnwhee</text:p>
      <text:p text:style-name="P3"/>
      <text:p text:style-name="P11"><text:span text:style-name="T2">Results</text:span>:</text:p>
      <text:p text:style-name="P12">&lt;TODO&gt; ?</text:p>
      <text:p text:style-name="P4"><text:tab/></text:p>
      <text:p text:style-name="P3"/>
      <text:p text:style-name="P9">Future Work and Improvements:</text:p>
      <text:p text:style-name="P7"><text:tab/>The limitations of this implementation revolve around the speed of the processing. Building a new map takes 15 minutes, and assumes an accurate map is available. Additionally, while ray casting is done once on initial map construction from each point, this is still not fast to load and operate. Improvements in processing speed for each node will increase the number of particles, which will better the results. </text:p>
      <text:p text:style-name="P7"><text:tab/>Also, the parameters are poorly tuned and need improvement. This is due to the duration setting up each run, but more finely tuned parameters will result in faster convergence and more accurate results. </text:p>
      <text:p text:style-name="P7"><text:tab/>Another improvement is the resolution of the map and the ray measurements in the lookup <text:soft-page-break/>table. While limited by speed currently, increasing the resolution of the map (10cm currently) and increasing the number of rays to store for each point in the map (currently 1 degree step size) would increase result quality. For example, the increased ray count would allow a closer match to the requested angle, resulting in a better probability returned for each ray (and particle). </text:p>
      <text:p text:style-name="P7"/>
      <text:p text:style-name="P8">Please see code attached in submission.</text:p>
      <text:p text:style-name="P8"/>
      <text:p text:style-name="P8">Also, please see our video, ____________---</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7:16:58.536243192</meta:creation-date>
    <dc:date>2015-11-25T17:50:18.132787107</dc:date>
    <meta:editing-duration>PT17M55S</meta:editing-duration>
    <meta:editing-cycles>8</meta:editing-cycles>
    <meta:generator>LibreOffice/4.2.8.2$Linux_X86_64 LibreOffice_project/420m0$Build-2</meta:generator>
    <meta:document-statistic meta:table-count="0" meta:image-count="0" meta:object-count="0" meta:page-count="2" meta:paragraph-count="27" meta:word-count="288" meta:character-count="1871" meta:non-whitespace-character-count="1592"/>
  </office:meta>
</office:document-meta>
</file>